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34cm" fo:min-width="0cm" fo:wrap-option="wrap"/>
    </style:style>
    <style:style style:name="gr2" style:family="graphic" style:parent-style-name="standard">
      <style:graphic-properties draw:fill-color="#4caf50" draw:textarea-horizontal-align="justify" draw:textarea-vertical-align="middle" draw:auto-grow-height="false" fo:min-height="0.034cm" fo:min-width="0cm" fo:wrap-option="wrap"/>
    </style:style>
    <style:style style:name="gr3" style:family="graphic" style:parent-style-name="support_20_vectors">
      <style:graphic-properties draw:textarea-vertical-align="middle"/>
    </style:style>
    <style:style style:name="gr4" style:family="graphic" style:parent-style-name="Arrow_20_Dashed">
      <style:graphic-properties draw:textarea-vertical-align="middle"/>
    </style:style>
    <style:style style:name="gr5" style:family="graphic" style:parent-style-name="margins">
      <style:graphic-properties draw:textarea-vertical-align="middle"/>
    </style:style>
    <style:style style:name="gr6" style:family="graphic" style:parent-style-name="objectwithoutfill">
      <style:graphic-properties svg:stroke-color="#ff9800" draw:marker-end="Arrow" draw:marker-end-width="0.3cm" draw:fill="none" draw:fill-color="#ff9800" draw:textarea-vertical-align="middle"/>
    </style:style>
    <style:style style:name="gr7" style:family="graphic" style:parent-style-name="text_5f_1">
      <style:graphic-properties fo:min-height="0.712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712cm" fo:min-width="0.6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11" style:family="graphic" style:parent-style-name="standard">
      <style:graphic-properties svg:stroke-color="#ff9800" draw:marker-start="Arrow" draw:marker-start-width="0.3cm" draw:textarea-vertical-align="middle"/>
    </style:style>
    <style:style style:name="gr12" style:family="graphic" style:parent-style-name="text_5f_1">
      <style:graphic-properties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svg:stroke-color="#ff9800" draw:marker-start="Arrow" draw:marker-start-width="0.1cm" draw:textarea-vertical-align="middle"/>
    </style:style>
    <style:style style:name="gr14" style:family="graphic" style:parent-style-name="vector">
      <style:graphic-properties svg:stroke-color="#ff9800" draw:textarea-vertical-align="middle"/>
    </style:style>
    <style:style style:name="gr15" style:family="graphic" style:parent-style-name="legend">
      <style:graphic-properties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4caf50"/>
      <style:paragraph-properties fo:text-align="center"/>
    </style:style>
    <style:style style:name="P3" style:family="paragraph">
      <loext:graphic-properties draw:fill="none" draw:fill-color="#ff9800"/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0000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3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3.801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3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4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5.485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6.002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cm" svg:y1="6.9cm" svg:x2="7.2cm" svg:y2="11.2cm">
          <text:p/>
        </draw:line>
        <draw:line draw:style-name="gr4" draw:text-style-name="P1" draw:layer="layout" svg:x1="5.6cm" svg:y1="6.6cm" svg:x2="7.9cm" svg:y2="11.2cm">
          <text:p/>
        </draw:line>
        <draw:line draw:style-name="gr3" draw:text-style-name="P1" draw:layer="layout" svg:x1="6.2cm" svg:y1="6.5cm" svg:x2="8.6cm" svg:y2="11.2cm">
          <text:p/>
        </draw:line>
        <draw:custom-shape draw:style-name="gr1" draw:text-style-name="P1" draw:layer="layout" svg:width="0.4cm" svg:height="0.4cm" svg:x="7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7.5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8.4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7.9cm" svg:y="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7.4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8.8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8cm" svg:y1="7cm" svg:x2="6.3cm" svg:y2="6.7cm">
          <text:p/>
        </draw:line>
        <draw:line draw:style-name="gr5" draw:text-style-name="P1" draw:layer="layout" svg:x1="5.4cm" svg:y1="7.6cm" svg:x2="5.9cm" svg:y2="7.3cm">
          <text:p/>
        </draw:line>
        <draw:connector draw:style-name="gr6" draw:text-style-name="P3" draw:layer="layout" draw:type="curve" svg:x1="7.092cm" svg:y1="5.4cm" svg:x2="6.2cm" svg:y2="6.703cm" svg:d="M7092 5400c0 978-892 327-892 1303" svg:viewBox="0 0 893 1304">
          <text:p/>
        </draw:connector>
        <draw:frame draw:style-name="gr7" draw:text-style-name="P4" draw:layer="layout" svg:width="3cm" svg:height="0.962cm" svg:x="6.6cm" svg:y="4.6cm">
          <draw:text-box>
            <text:p>Margins</text:p>
          </draw:text-box>
        </draw:frame>
        <draw:line draw:style-name="gr8" draw:text-style-name="P5" draw:layer="layout" svg:x1="3.4cm" svg:y1="11.2cm" svg:x2="3.4cm" svg:y2="5.6cm">
          <text:p/>
        </draw:line>
        <draw:line draw:style-name="gr8" draw:text-style-name="P5" draw:layer="layout" svg:x1="3.4cm" svg:y1="11.2cm" svg:x2="10.8cm" svg:y2="11.2cm">
          <text:p/>
        </draw:line>
        <draw:frame draw:style-name="gr9" draw:text-style-name="P6" draw:layer="layout" svg:width="1.171cm" svg:height="0.962cm" svg:x="10.4cm" svg:y="11.238cm">
          <draw:text-box>
            <text:p>x1</text:p>
          </draw:text-box>
        </draw:frame>
        <draw:frame draw:style-name="gr10" draw:text-style-name="P7" draw:layer="layout" svg:width="1.171cm" svg:height="0.962cm" svg:x="2.229cm" svg:y="5.1cm">
          <draw:text-box>
            <text:p>x2</text:p>
          </draw:text-box>
        </draw:frame>
        <draw:line draw:style-name="gr11" draw:text-style-name="P1" draw:layer="layout" svg:x1="7.1cm" svg:y1="11.1cm" svg:x2="7.9cm" svg:y2="13.4cm">
          <text:p/>
        </draw:line>
        <draw:line draw:style-name="gr11" draw:text-style-name="P1" draw:layer="layout" svg:x1="8.4cm" svg:y1="11cm" svg:x2="7.9cm" svg:y2="13.4cm">
          <text:p/>
        </draw:line>
        <draw:frame draw:style-name="gr12" draw:layer="layout" svg:width="5.015cm" svg:height="0.962cm" svg:x="5.5cm" svg:y="13.538cm">
          <draw:text-box>
            <text:p>Support Vectors</text:p>
          </draw:text-box>
        </draw:frame>
        <draw:line draw:style-name="gr13" draw:text-style-name="P1" draw:layer="layout" svg:x1="7.9cm" svg:y1="9.9cm" svg:x2="7.4cm" svg:y2="10.2cm">
          <text:p/>
        </draw:line>
        <draw:frame draw:style-name="gr12" draw:layer="layout" svg:width="0.959cm" svg:height="0.962cm" svg:x="8.2cm" svg:y="9.8cm">
          <draw:text-box>
            <text:p>w</text:p>
          </draw:text-box>
        </draw:frame>
        <draw:line draw:style-name="gr14" draw:text-style-name="P1" draw:layer="layout" svg:x1="8.4cm" svg:y1="10cm" svg:x2="9cm" svg:y2="10cm">
          <text:p/>
        </draw:line>
        <draw:frame draw:style-name="gr15" draw:layer="layout" svg:width="2.432cm" svg:height="0.802cm" svg:x="8.1cm" svg:y="6cm">
          <draw:text-box>
            <text:p>Class +1</text:p>
          </draw:text-box>
        </draw:frame>
        <draw:frame draw:style-name="gr15" draw:layer="layout" svg:width="2.31cm" svg:height="0.802cm" svg:x="3.561cm" svg:y="10.398cm">
          <draw:text-box>
            <text:p>Class -1</text:p>
          </draw:text-box>
        </draw:frame>
        <draw:custom-shape draw:style-name="gr1" draw:text-style-name="P1" draw:layer="layout" svg:width="0.4cm" svg:height="0.4cm" svg:x="7.001cm" svg:y="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3.971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3.972cm" svg:y="2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3.971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4.871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5.656cm" svg:y="1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6.173cm" svg:y="20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5.171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171cm" svg:y1="17.5cm" svg:x2="7.371cm" svg:y2="21.8cm">
          <text:p/>
        </draw:line>
        <draw:line draw:style-name="gr4" draw:text-style-name="P1" draw:layer="layout" svg:x1="5.771cm" svg:y1="17.2cm" svg:x2="8.071cm" svg:y2="21.8cm">
          <text:p/>
        </draw:line>
        <draw:line draw:style-name="gr3" draw:text-style-name="P1" draw:layer="layout" svg:x1="6.371cm" svg:y1="17.1cm" svg:x2="8.771cm" svg:y2="21.8cm">
          <text:p/>
        </draw:line>
        <draw:custom-shape draw:style-name="gr1" draw:text-style-name="P1" draw:layer="layout" svg:width="0.4cm" svg:height="0.4cm" svg:x="7.171cm" svg:y="1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7.671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8.571cm" svg:y="1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8.071cm" svg:y="1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7.571cm" svg:y="1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8.971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971cm" svg:y1="17.6cm" svg:x2="6.471cm" svg:y2="17.3cm">
          <text:p/>
        </draw:line>
        <draw:line draw:style-name="gr5" draw:text-style-name="P1" draw:layer="layout" svg:x1="5.571cm" svg:y1="18.2cm" svg:x2="6.071cm" svg:y2="17.9cm">
          <text:p/>
        </draw:line>
        <draw:connector draw:style-name="gr6" draw:text-style-name="P3" draw:layer="layout" draw:type="curve" svg:x1="7.263cm" svg:y1="16cm" svg:x2="6.371cm" svg:y2="17.303cm" svg:d="M7263 16000c0 978-892 327-892 1303" svg:viewBox="0 0 893 1304">
          <text:p/>
        </draw:connector>
        <draw:frame draw:style-name="gr7" draw:text-style-name="P4" draw:layer="layout" svg:width="3cm" svg:height="0.962cm" svg:x="6.771cm" svg:y="15.2cm">
          <draw:text-box>
            <text:p>Margins</text:p>
          </draw:text-box>
        </draw:frame>
        <draw:line draw:style-name="gr8" draw:text-style-name="P5" draw:layer="layout" svg:x1="3.571cm" svg:y1="21.8cm" svg:x2="3.571cm" svg:y2="16.2cm">
          <text:p/>
        </draw:line>
        <draw:line draw:style-name="gr8" draw:text-style-name="P5" draw:layer="layout" svg:x1="3.571cm" svg:y1="21.8cm" svg:x2="10.971cm" svg:y2="21.8cm">
          <text:p/>
        </draw:line>
        <draw:frame draw:style-name="gr9" draw:text-style-name="P6" draw:layer="layout" svg:width="1.171cm" svg:height="0.962cm" svg:x="10.571cm" svg:y="21.838cm">
          <draw:text-box>
            <text:p>x1</text:p>
          </draw:text-box>
        </draw:frame>
        <draw:frame draw:style-name="gr10" draw:text-style-name="P7" draw:layer="layout" svg:width="1.171cm" svg:height="0.962cm" svg:x="2.4cm" svg:y="15.7cm">
          <draw:text-box>
            <text:p>x2</text:p>
          </draw:text-box>
        </draw:frame>
        <draw:line draw:style-name="gr11" draw:text-style-name="P1" draw:layer="layout" svg:x1="7.271cm" svg:y1="21.7cm" svg:x2="8.071cm" svg:y2="24cm">
          <text:p/>
        </draw:line>
        <draw:line draw:style-name="gr11" draw:text-style-name="P1" draw:layer="layout" svg:x1="8.571cm" svg:y1="21.6cm" svg:x2="8.071cm" svg:y2="24cm">
          <text:p/>
        </draw:line>
        <draw:frame draw:style-name="gr12" draw:layer="layout" svg:width="5.015cm" svg:height="0.962cm" svg:x="5.671cm" svg:y="24.138cm">
          <draw:text-box>
            <text:p>Support Vectors</text:p>
          </draw:text-box>
        </draw:frame>
        <draw:line draw:style-name="gr13" draw:text-style-name="P1" draw:layer="layout" svg:x1="8.071cm" svg:y1="20.5cm" svg:x2="7.571cm" svg:y2="20.8cm">
          <text:p/>
        </draw:line>
        <draw:frame draw:style-name="gr12" draw:layer="layout" svg:width="0.959cm" svg:height="0.962cm" svg:x="8.371cm" svg:y="20.4cm">
          <draw:text-box>
            <text:p>w</text:p>
          </draw:text-box>
        </draw:frame>
        <draw:line draw:style-name="gr14" draw:text-style-name="P1" draw:layer="layout" svg:x1="8.571cm" svg:y1="20.6cm" svg:x2="9.171cm" svg:y2="20.6cm">
          <text:p/>
        </draw:line>
        <draw:frame draw:style-name="gr15" draw:layer="layout" svg:width="2.432cm" svg:height="0.802cm" svg:x="8.271cm" svg:y="16.6cm">
          <draw:text-box>
            <text:p>Class +1</text:p>
          </draw:text-box>
        </draw:frame>
        <draw:frame draw:style-name="gr15" draw:layer="layout" svg:width="2.31cm" svg:height="0.802cm" svg:x="3.732cm" svg:y="20.998cm">
          <draw:text-box>
            <text:p>Class -1</text:p>
          </draw:text-box>
        </draw:frame>
        <draw:custom-shape draw:style-name="gr1" draw:text-style-name="P1" draw:layer="layout" svg:width="0.4cm" svg:height="0.4cm" svg:x="7.172cm" svg:y="18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6.4cm" svg:y="19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7.2cm" svg:y="1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ed_20__28_var_29_" svg:stroke-color="#3465a4" draw:fill="none"/>
      <style:text-properties fo:font-weight="bold" fo:background-color="#4caf5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dash" draw:stroke-dash="Dashed_20__28_var_29_" svg:stroke-color="#3465a4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solid" svg:stroke-color="#000000"/>
    </style:style>
    <style:style style:name="support_20_vectors" style:display-name="support vectors" style:family="graphic" style:parent-style-name="objectwithoutfill">
      <style:graphic-properties draw:stroke="dash"/>
    </style:style>
    <style:style style:name="margins" style:family="graphic" style:parent-style-name="objectwithoutfill">
      <style:graphic-properties svg:stroke-color="#ff9800"/>
    </style:style>
    <style:style style:name="arrow_5f_1" style:display-name="arrow_1" style:family="graphic" style:parent-style-name="objectwithoutfill">
      <style:graphic-properties svg:stroke-color="#ff9800"/>
      <style:text-properties fo:background-color="#4caf50"/>
    </style:style>
    <style:style style:name="text_5f_1" style:display-name="text_1" style:family="graphic" style:parent-style-name="standard">
      <style:graphic-properties svg:stroke-opacity="0%" draw:fill="solid" draw:fill-color="#729fcf" draw:opacity="0%" draw:shadow-opacity="0%"/>
      <style:paragraph-properties>
        <style:tab-stops/>
      </style:paragraph-properties>
      <style:text-properties fo:color="#ff9800" loext:opacity="100%"/>
    </style:style>
    <style:style style:name="vector" style:family="graphic" style:parent-style-name="objectwithoutfill">
      <style:graphic-properties svg:stroke-width="0.05cm" draw:marker-start-width="0.28cm" draw:marker-end-width="0.28cm" draw:fill-gradient-name="Gradient_20_1" draw:fill-hatch-name="Red_20_90_20_Degrees_20_Crossed_20_1" draw:fill-image-name="Bitmap_20_1"/>
    </style:style>
    <style:style style:name="legend" style:family="graphic" style:parent-style-name="standard">
      <style:graphic-properties svg:stroke-opacity="0%" draw:fill-gradient-name="Gradient_20_1" draw:fill-hatch-name="Red_20_90_20_Degrees_20_Crossed_20_1" draw:fill-image-name="Bitmap_20_1" draw:opacity="0%" draw:shadow-opacity="0%"/>
      <style:text-properties fo:font-size="14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assenKhodja</meta:initial-creator>
    <meta:creation-date>2023-09-27T15:09:06.130235203</meta:creation-date>
    <dc:date>2023-09-29T16:53:55.684346369</dc:date>
    <dc:creator>HassenKhodja</dc:creator>
    <meta:editing-duration>PT4H56M4S</meta:editing-duration>
    <meta:editing-cycles>15</meta:editing-cycles>
    <meta:generator>LibreOffice/7.3.7.2$Linux_X86_64 LibreOffice_project/30$Build-2</meta:generator>
    <meta:document-statistic meta:object-count="68"/>
  </office:meta>
</office:document-meta>
</file>